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B000002329F0C3FA775BE278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-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000000" draw:textarea-horizontal-align="justify" draw:textarea-vertical-align="middle" draw:auto-grow-height="false" fo:min-height="25.01mm" fo:min-width="105.4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31.31mm" fo:min-width="106.0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136.15mm" svg:y="-10mm" svg:width="122.71mm" svg:height="190.01mm" draw:z-index="1"><draw:image xlink:href="Pictures/100000010000016B000002329F0C3FA775BE278E.png" xlink:type="simple" xlink:show="embed" xlink:actuate="onLoad" draw:mime-type="image/png"/></draw:frame><draw:custom-shape text:anchor-type="paragraph" draw:z-index="0" draw:name="Forme1" draw:style-name="gr2" draw:text-style-name="P2" svg:width="116.72mm" svg:height="85.29mm" svg:x="-0.56mm" svg:y="46.83mm"><text:p/><draw:enhanced-geometry svg:viewBox="0 0 21600 21600" draw:text-areas="?f7 ?f0 21600 ?f2" draw:type="left-arrow" draw:modifiers="5463.64460562103 7633.2506203474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frame draw:style-name="fr1" draw:name="Image2" text:anchor-type="paragraph" svg:x="0mm" svg:y="-10mm" svg:width="122.71mm" svg:height="190.01mm" draw:z-index="2"><draw:image xlink:href="Pictures/100000010000016B000002329F0C3FA775BE278E.png" xlink:type="simple" xlink:show="embed" xlink:actuate="onLoad" draw:mime-type="image/png"/></draw:frame><draw:custom-shape text:anchor-type="paragraph" draw:z-index="3" draw:name="Forme2" draw:style-name="gr1" draw:text-style-name="P2" svg:width="113.57mm" svg:height="84.89mm" svg:x="152.12mm" svg:y="47.24mm"><text:p/><draw:enhanced-geometry svg:viewBox="0 0 21600 21600" draw:text-areas="0 ?f0 ?f5 ?f2" draw:type="right-arrow" draw:modifiers="16344.7962429935 7619.23490551544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Brocas</meta:initial-creator>
    <meta:creation-date>2018-07-02T10:32:06.887452487</meta:creation-date>
    <dc:date>2023-07-01T19:00:27.623221166</dc:date>
    <meta:editing-duration>PT5M1S</meta:editing-duration>
    <meta:editing-cycles>4</meta:editing-cycles>
    <meta:generator>LibreOffice/7.4.5.1$Linux_X86_64 LibreOffice_project/40$Build-1</meta:generator>
    <dc:creator>Philippe Teuwen</dc:creator>
    <meta:document-statistic meta:table-count="0" meta:image-count="2" meta:object-count="0" meta:page-count="2" meta:paragraph-count="0" meta:word-count="0" meta:character-count="0" meta:non-whitespace-character-count="0"/>
  </office:meta>
</office:document-meta>
</file>